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15cm" fo:min-width="4.7cm"/>
    </style:style>
    <style:style style:name="gr2" style:family="graphic" style:parent-style-name="standard">
      <style:graphic-properties draw:textarea-horizontal-align="justify" draw:textarea-vertical-align="middle" draw:auto-grow-height="false" fo:min-height="2.014cm" fo:min-width="2.188cm"/>
    </style:style>
    <style:style style:name="gr3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5.2cm" svg:height="3.4cm" svg:x="5.2cm" svg:y="5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cm" svg:height="3.2cm" svg:x="14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00:01:43.739544243</meta:creation-date>
    <dc:date>2019-10-01T00:02:42.749906234</dc:date>
    <meta:editing-duration>PT1M</meta:editing-duration>
    <meta:editing-cycles>1</meta:editing-cycles>
    <meta:document-statistic meta:object-count="25"/>
    <meta:generator>LibreOffice/6.0.7.3$Linux_X86_64 LibreOffice_project/00m0$Build-3</meta:generator>
  </office:meta>
</office:document-meta>
</file>